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2.275cm"/>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sus Electronics </text:p>
      <text:p text:style-name="P1"/>
      <text:p text:style-name="P1">Eine komplett neue Welt </text:p>
      <text:p text:style-name="P1">An jenem schicksalhaften Tag im Jahre 2271, als Nick Croshaw zum ersten Mal die Raumfaltung mit seinem Quantum Drive erzeugte und damit die Zwischenraum-Barriere durchbrach, veränderte sich die Menschheit für immer. Plötzlich war das Potential für die Expansion zu den Sternen schier endlos. Die Sterne, die hell am Himmelszelt des Sol-Systems standen, schienen seit jeher nach Entdeckern zu rufen. Nun waren sie in Reichweite und warteten darauf, dass wir ihre Geheimnisse entdeckten. </text:p>
      <text:p text:style-name="P1">Wer sollte nun besser in dieses neue Zeitalter führen als diejenige Firma, die als erste den Weltraum in greifbare Nähe gerückt hatte – nämlich RSI? Während die ersten tapferen Seelen die Zwischenraum-Barriere nur mittels gefährlicher und risikoreicher Justierungen an ihren Quantum Drives durchbrachen, waren es die Labore von RSI, die sich Croshaws Forschungen annahmen. Sie fanden einen Weg, ihre Forschungsergebnisse in Serie zu fertigen. Obwohl er teuer und nur limitiert verfügbar war, gestattete es RSI͛s QM-Core XII Jump Drive den Regierungen der Erde und einigen wenigen Abenteurern und Pionieren bald, zu den äußersten Grenzen des bekannten Raumes aufzubrechen, um neue Jump Points zu suchen und neue Systeme zu entdecken. </text:p>
      <text:p text:style-name="P1"/>
      <text:p text:style-name="P1">Ein hoher Preis </text:p>
      <text:p text:style-name="P1">Die Einführung der Jump Drives entfachte eine neue Begeisterung für das Entdecken und ein Zeitalter der stellaren Expansion begann. Eine ganze Generation Kinder verbrachte ihre Jugend damit so zu tun, als wären sie Entdecker und davon zu träumen, wie toll es doch wäre, wenn sie das nächsteSonnensystem selbst benennen dürften. Während die meisten dieser Phantasie entwuchsen, wurde es für einige wenige Auserwählte eine Berufung. Was daraus erwuchs, war eine eng verknüpfte Gemeinschaft, die sich selbst „Jumper“ nannte. Sie kannten die wissenschaftlichen Grundlagen, sie studierten jede Sternenkarte, die sie in die Hände kriegen konnten und sie diskutierten stundenlang über die Vorteile eines Schiffs gegenüber anderen, wenn es darum ging, den Raum zwischen den Sternen zu durchkreuzen. Traurigerweise waren es die wenigsten, die tatsächlich zum Entdecken kamen. </text:p>
      <text:p text:style-name="P1"/>
      <text:p text:style-name="P1">Das benötigte Kapital, welches benötigt wurde, um einen der Jump Drives von RSI zu erwerben, war für viele schlicht zu groß, um sich einen leisten zu können. Normalerweise wurden Schiffe, die mit diesen Drives ausgestattet waren, von der Regierung, von Forschungsinstituten oder von großen Firmen betrieben, die Menschen und Material zwischen Systemen hin und her bewegten. Es gab einige wenige Milliardäre, die sich damit brüsteten, private Entdecker zu unterstützen, in der Hoffnung, dass irgendwann ein System nach ihnen benannt würde. Für die meisten Leute jedoch lag ein eigener Jump Drive in weiter Ferne. Die Ironie, dass ausgerechnet diejenige Firma, die versucht hatte, Raumfahrt für alle verfügbar zu machen, jetzt dazu beitrug, die Exklusivität von Jump PointReisen zu erhalten, entging auch Gesellschaftskritikern nicht. Und obwohl andere Firmen sich an den Forschungen versuchten, die es ihnen erlauben würden, in den Jump Point-Markt einzusteigen, blieb der Status Quo erhalten – bis sich zwei Jumper, Tara Dilione und Alfonsus Carbrino, entschlossen, die Geschicke selbst in die Hand zu nehmen. </text:p>
      <text:p text:style-name="P1"/>
      <text:p text:style-name="P1">Die Lösung finden </text:p>
      <text:p text:style-name="P1">Die beiden lernten sich an Bord einer kleinen Reparaturstation nahe des Jump Points Croshaw-Sol kennen, wo sie als Mechaniker arbeiteten. In vielen Spätschichten, in denen sie kaputte Thruster und gerissene Treibstoffleitungen reparierten, entdeckten sie ihre gemeinsame Liebe zur Entdeckung des Weltalls. Beide hatten schon erfolglos versucht, als Crew auf einem Explorationsschiff anzuheuern. Beide hatten die Stelle auf der Station aus demselben Grund angenommen: Wenn sie schon nicht an Bord eines Sprungschiffes sein konnten, konnten sie zumindest an ihnen arbeiten. Dort erhielten sie ihren ersten genauen Blick auf einen RSI Jump Drive. </text:p>
      <text:p text:style-name="P1"><text:soft-page-break/></text:p>
      <text:p text:style-name="P1">Die meisten Besitzer eines Sprungschiffes gingen zu einer RSI-zertifizierten Werkstatt, wenn ihr Jump Drive eine Wartung benötigte, da sie nicht willens waren, diese brandneue und teure Technologie den Händen irgendeines alten Schraubers zu überlassen. Während also Dilione und Carbrino im Laufe anderer Reparaturen bereits durchaus Blicke auf einen Jump Drive erhaschen konnten, erhielten sie nie die Gelegenheit, an einem zu arbeiten. Es lag nicht an ihrem mangelnden Wissen – jeder von ihnen besaß eine Kopie des Handbuches, das jeder richtige Jumper bereits dutzende Male von vorne bis hinten studiert hatte. Das war aber nicht dasselbe wie sich die Ärmel hochzukrempeln und sich mit dem Kopf voran draufzustürzen. </text:p>
      <text:p text:style-name="P1"/>
      <text:p text:style-name="P1">Unglücklicherweise – zumindest für den Schiffseigner – hatte dann jedoch ein Transportschiff voll gut zahlender Passagiere eine Fehlfunktion des Jump Drives, und glücklicherweise, für Dilione und Carbrino, war ihre Station die Nächstgelegene. Der Eigner hatte alles, was er besaß, in diesen Transport gesteckt und die potenziellen finanziellen Konsequenzen schlossen eine Rückkehr zu einer RSI-Werkstatt nahe des Mars aus. </text:p>
      <text:p text:style-name="P1"/>
      <text:p text:style-name="P1">Stattdessen dockte das Schiff an der Station an und der Schiffseigner ließ die beiden widerwillig einen Blick darauf werfen. Es handelte sich um ein simples Verkabelungsproblem, aber Dilione und Carbrino konnten sich die Gelegenheit nicht entgehen lassen. Sie erfanden eine komplizierte Geschichte, nahmen sich viel Zeit und sahen sich jeden Zentimeter des Bauteils genau an. Und wie sie diesen Jump Drive so inspizierten, wurde den beiden auf einmal klar, was dieser war: ein Nick.</text:p>
      <text:p text:style-name="P1"/>
      <text:p text:style-name="P1">Benannt nach Nick Croshaws gefährlichen experimentellen Methoden war ein „Nick“ in JumperKreisen ein Wort für einen modifizierten Quantum Drive. Ein solch modifizierter Drive konnte das Schiff zwar in einen Sprungtunnel hinein bringen, aber dieser war so unzuverlässig und instabil, dass eine große Chance bestand, dass man nie wieder herauskam. Jeder Jumper konnte Geschichten von Bekannten erzählen, die mit „genickten“ Antrieben loszogen und nie wieder gesehen worden waren. </text:p>
      <text:p text:style-name="P1"/>
      <text:p text:style-name="P1">Als RSI dann seinen originalen Jump Drive vorstellte und dieser komplett stabil lief, ging man davon aus, dass sie einen Sprung in Quantenwissenschaft gemacht hatten. Doch als das Bauteil nun vor den beiden Mechanikern offen lag, wurde ihnen die ganze Wahrheit bewusst. Derjenige Teil des Jump Drives, der für die Quantenmanipulation verantwortlich war, war identisch jenen, die jedermann bereits in seinem Schiff verbaut hatte. </text:p>
      <text:p text:style-name="P1"/>
      <text:p text:style-name="P1">Sofort bestätigten sie sich gegenseitig ihre Schlussfolgerung: RSI hatte den Jump Drive nicht neu erfunden, sie hatten lediglich das „Nicken“ perfektioniert. Dies aber bedeutete, dass es für sie möglich wäre, ihre eigenen Schiffe zur Sprungfähigkeit umzubauen ohne einen komplett neuen Antrieb zu kaufen. In dieser Nacht fanden die beiden keinen Schlaf. </text:p>
      <text:p text:style-name="P1"/>
      <text:p text:style-name="P1">Ein kleiner Sprung </text:p>
      <text:p text:style-name="P1">Es kostete sie über zwei Jahre, fast all ihr Geld und unzählige Stunden „Reparaturzeit“ mit jedem Jump Drive, den sie auf der Station in die Finger kriegen konnten, aber am Ende hatten sie ein separates Modul entwickelt, welches jeden Quantum Drive in einen Jump Drive umwandeln konnte. Zumindest wenn das Schiff groß genug dafür war. Die ersten Versionen benötigten fast den kompletten Laderaum. Nachdem sie jede erdenkliche Computersimulation hatten durchlaufen lassen, testete das Duo die „Tarsus“ am 27. November 2292 – nur einundzwanzig Jahre nach Croshaws erstem Sprung. Sie erledigten all ihre weltlichen Angelegenheiten, brachten das Schiff in Position, gingen noch einmal sicher, dass ihre Navigationsdaten korrekt waren, ließen den modifizierten Antrieb anlaufen und hielten den Atem an, während sie in den Jump Point eintauchten. </text:p>
      <text:p text:style-name="P1"/>
      <text:p text:style-name="P1"><text:soft-page-break/>Glücklicherweise erreichte das Duo das Sol-System sicher und ihr Test war erfolgreich. Schnell verbreitete sich die Nachricht in der Jumper-Gemeinschaft und jeder wollte ein Tarsus-Modul haben. Obwohl die beiden große Explorationspläne hatten, dachten sie sich, dass sie die zusätzlichen Einnahmen gut gebrauchen könnten und stoppten ihre Reise vorerst, um für ihre Freunde Sprungmodule zu bauen. Eine Jumperin, Selma Tontil, gelernte Anwältin, realisierte, was die TarsusModule bedeuteten, wenn sie öffentlich bekannt wurden und wies das Duo an, sich die Pläne schnell patentieren zu lassen. Mit ihrer Hilfe wurde die Tarsus Corporation gegründet. </text:p>
      <text:p text:style-name="P1"/>
      <text:p text:style-name="P1">Dies geschah grade noch rechtzeitig. Sobald die Nachricht in der Jumper-Gemeinschaft ihre Runde machte, folgte die Forderung auf dem Fuße. Für nur den Bruchteil des Preises eines Jump Drives von RSI konnte nun jeder Schiffsbesitzer seinen Quantum Drive upgraden. RSI versuchte die junge Firma zu verklagen, doch Tontil war in der Lage, das Recht auf Quantum-Drive Modifikationen erfolgreich zu verteidigen. Dies geschah sechs Monate, bevor RSI sein erstes eigenes Sprungmodul zu verkaufen begann. </text:p>
      <text:p text:style-name="P1"/>
      <text:p text:style-name="P1">Ein Blick voraus </text:p>
      <text:p text:style-name="P1">Dilione und Carbrino brachen letzten Endes doch auf, um die Sterne zu erkunden, doch ihre Firma lebte weiter unter den wachsamen Augen von CEO Tontil, die den beiden ihre Anteile abgekauft hatte. Unter ihrer Führung entwickelte sich Tarsus weiter und stellte, anstatt lediglich Sprungmodule zu produzieren, nun auch eine eigene beliebte Baureihe an Quantum Drives her.</text:p>
      <text:p text:style-name="P1"/>
      <text:p text:style-name="P1">Über die Jahrhunderte wuchs und entwickelte sich Tarsus weiter und obwohl eine breite Masse der Bevölkerung ihre Produkte nutzt, ist die Jumper-Mentalität doch nie ganz verschwunden. Als Tarsus͚ Testabteilung damit unzufrieden war, handelsübliche Scanner und Nav-Computer zu nutzen, entwickelten sie kurzerhand ihre eigenen, um besser sondieren zu können, was ihre Jump Drives leisteten. Mittlerweile ist Tarsus genauso bekannt für sein Equipment zum Aufspüren von Jump Points wie für das Gerät, das beim Hindurchnavigieren hilft. </text:p>
      <text:p text:style-name="P1"/>
      <text:p text:style-name="P1">So viel Ruhm Nick Croshaw auch ernten mag, man kann mit Sicherheit behaupten, dass unsere Expansion weder so schnell noch in diesem Ausmaße ohne Tara Dilione, Alfonsus Carbrino und ihre selbstgebaute „Tarsus“-Modifikation möglich gewesen wäre. Oder um Carbrino zu zitieren: „Die Puzzlestücke waren bereits da, dank der harten Arbeit so vieler anderer. Tara und ich waren lediglich die Glücklichen, die sie zusammensetz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40S</meta:editing-duration>
    <meta:editing-cycles>3</meta:editing-cycles>
    <meta:generator>OpenOffice/4.1.6$Win32 OpenOffice.org_project/416m1$Build-9790</meta:generator>
    <dc:date>2020-11-16T15:50:26.57</dc:date>
    <meta:document-statistic meta:table-count="0" meta:image-count="0" meta:object-count="0" meta:page-count="3" meta:paragraph-count="23" meta:word-count="1482" meta:character-count="10148"/>
    <dc:creator>Frank K.F Biedermann</dc:creator>
    <meta:user-defined meta:name="Info 1"/>
    <meta:user-defined meta:name="Info 2"/>
    <meta:user-defined meta:name="Info 3"/>
    <meta:user-defined meta:name="Info 4"/>
  </office:meta>
</office:document-meta>
</file>